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Quotations">
      <style:paragraph-properties fo:margin-left="0.5in" fo:margin-right="0in" fo:text-indent="0in" style:auto-text-indent="false"/>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Source_Text"><text:span text:style-name="NormalTok">do…while</text:span></text:span> loops,</text:p>
        </text:list-item>
        <text:list-item>
          <text:p text:style-name="P1">To stress the differences between <text:span text:style-name="Source_Text"><text:span text:style-name="KeywordTok">while</text:span></text:span> and <text:span text:style-name="Source_Text"><text:span text:style-name="NormalTok">do…while</text:span></text:span> loops, and</text:p>
        </text:list-item>
        <text:list-item>
          <text:p text:style-name="P1">(Optional) To use a <text:span text:style-name="Source_Text"><text:span text:style-name="NormalTok">do…while</text:span></text:span> loop to solve a simple problem.</text:p>
        </text:list-item>
      </text:list>
      <text:h text:style-name="Heading_20_1" text:outline-level="1"><text:bookmark-start text:name="implementing-dowhile-loops-warm-up"/>Implementing <text:span text:style-name="Source_Text"><text:span text:style-name="NormalTok">do…while</text:span></text:span> Loops – Warm-up<text:bookmark-end text:name="implementing-dowhile-loops-warm-up"/></text:h>
      <text:p text:style-name="First_20_paragraph">For all the problems in this section, use a <text:span text:style-name="Source_Text"><text:span text:style-name="NormalTok">do…while</text:span></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Source_Text"><text:span text:style-name="NormalTok">do…while</text:span></text:span> loop that generates this output:</text:p>
          <text:p text:style-name="P3">1 10 100 1000 10000 100000 1000000</text:p>
        </text:list-item>
      </text:list>
      <text:h text:style-name="Heading_20_1" text:outline-level="1"><text:bookmark-start text:name="user-input-validation-using-dowhile-loops"/>User Input Validation using <text:span text:style-name="Source_Text"><text:span text:style-name="NormalTok">do…while</text:span></text:span> Loops<text:bookmark-end text:name="user-input-validation-using-dowhile-loops"/></text:h>
      <text:p text:style-name="First_20_paragraph">In the following problem, implement a program combining a <text:span text:style-name="Source_Text"><text:span text:style-name="NormalTok">do…while</text:span></text:span> loop with user input that satisfies the following requirements:</text:p>
      <text:list text:style-name="L3">
        <text:list-item>
          <text:p text:style-name="P4">Ask the user to enter an integer between (and including) 0 and 100.</text:p>
        </text:list-item>
        <text:list-item>
          <text:p text:style-name="P4">If the value provided by the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teger.</text:p>
      <text:p text:style-name="P8"/>
      <text:p text:style-name="P9">Enter an integer between 0 and 100:</text:p>
      <text:p text:style-name="P10">-͟2͟0͟↵</text:p>
      <text:p text:style-name="P11">Sorry, that is not a valid integer.</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Source_Text"><text:span text:style-name="KeywordTok">while</text:span></text:span> and <text:span text:style-name="Source_Text"><text:span text:style-name="NormalTok">do…while</text:span></text:span> loops<text:bookmark-end text:name="comparing-while-and-dowhile-loops"/></text:h>
      <text:p text:style-name="First_20_paragraph">Consider the program given below that has been implemented using a <text:span text:style-name="Source_Text"><text:span text:style-name="KeywordTok">while</text:span></text:span> loop:</text:p>
      <text:p text:style-name="Preformatted_20_Text">
<text:span text:style-name="DataTypeTok">int</text:span><text:span text:style-name="NormalTok"><text:s text:c="1"/>n</text:span><text:span text:style-name="OperatorTok">;</text:span>
</text:p>
      <text:p text:style-name="Preformatted_20_Text">
<text:span text:style-name="DataTypeTok">bool</text:span><text:span text:style-name="NormalTok"><text:s text:c="1"/>flag </text:span><text:span text:style-name="OperatorTok">=</text:span><text:span text:style-name="NormalTok"><text:s text:c="1"/></text:span><text:span text:style-name="KeywordTok">false</text:span><text:span text:style-name="OperatorTok">;</text:span>
</text:p>
      <text:p text:style-name="Preformatted_20_Text">
</text:p>
      <text:p text:style-name="Preformatted_20_Text">
<text:span text:style-name="NormalTok">Console</text:span><text:span text:style-name="OperatorTok">.</text:span><text:span text:style-name="FunctionTok">Write</text:span><text:span text:style-name="OperatorTok">(</text:span><text:span text:style-name="StringTok">"Enter an integer:"</text:span><text:span text:style-name="OperatorTok">);</text:span>
</text:p>
      <text:p text:style-name="Preformatted_20_Text">
<text:span text:style-name="NormalTok">flag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n</text:span><text:span text:style-name="OperatorTok">);</text:span>
</text:p>
      <text:p text:style-name="Preformatted_20_Text">
</text:p>
      <text:p text:style-name="Preformatted_20_Text">
<text:span text:style-name="KeywordTok">while</text:span><text:span text:style-name="OperatorTok">(!</text:span><text:span text:style-name="NormalTok">flag</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e value you entered is not a valid integ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Enter an integer:"</text:span><text:span text:style-name="OperatorTok">);</text:span>
</text:p>
      <text:p text:style-name="Preformatted_20_Text">
<text:span text:style-name="NormalTok"><text:s text:c="4"/>flag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n</text:span><text:span text:style-name="OperatorTok">);</text:span>
</text:p>
      <text:p text:style-name="Preformatted_20_Text">
<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number you entered is {n}"</text:span><text:span text:style-name="OperatorTok">);</text:span>
</text:p>
      <text:list text:style-name="L4">
        <text:list-item>
          <text:p text:style-name="P16">Convert the program to an equivalent version that uses a <text:span text:style-name="Source_Text"><text:span text:style-name="NormalTok">do…while</text:span></text:span> loop.</text:p>
        </text:list-item>
        <text:list-item>
          <text:p text:style-name="P16">Test the <text:span text:style-name="Source_Text"><text:span text:style-name="NormalTok">do…while</text:span></text:span> version with different inputs to ensure the behavior is the same and that the program does not crash with an error. For example, you should try:</text:p>
          <text:list text:style-name="L5">
            <text:list-item>
              <text:p text:style-name="P17">alphabetic input (e.g., “Train”) which would be invalid,</text:p>
            </text:list-item>
            <text:list-item>
              <text:p text:style-name="P17">floating point numbers (e.g., “12.5”) which would be invalid,</text:p>
            </text:list-item>
            <text:list-item>
              <text:p text:style-name="P17">negative integers (e.g., “-12”) which would be valid,</text:p>
            </text:list-item>
            <text:list-item>
              <text:p text:style-name="P17">positive integers (e.g., “10”) which would be valid, and</text:p>
            </text:list-item>
            <text:list-item>
              <text:p text:style-name="P17">the number 0 which would be valid.</text:p>
            </text:list-item>
          </text:list>
        </text:list-item>
        <text:list-item>
          <text:p text:style-name="P16">Compare the <text:span text:style-name="Source_Text"><text:span text:style-name="KeywordTok">while</text:span></text:span> and <text:span text:style-name="Source_Text"><text:span text:style-name="NormalTok">do…while</text:span></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without much guidance. This is very similar to the type of questions you may face during exams:</text:p>
      <text:p text:style-name="P18">Write a program that asks the user to enter a temperature in degrees Fahrenheit. If the user enters something that is not a number or enters a number outside the “sensible” range of -20 to 120 degrees (both included), your program should ask for the temperature again, and it should keep asking until the user provides valid input.</text:p>
      <text:p text:style-name="P18">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Source_Text"><text:span text:style-name="NormalTok">do…while</text:span></text:span> is:</text:p>
      <text:p text:style-name="Preformatted_20_Text">
<text:span text:style-name="DataTypeTok">int</text:span><text:span text:style-name="NormalTok"><text:s text:c="1"/>temp </text:span><text:span text:style-name="OperatorTok">=</text:span><text:span text:style-name="NormalTok"><text:s text:c="1"/></text:span><text:span text:style-name="DecValTok">0</text:span><text:span text:style-name="OperatorTok">;</text:span>
</text:p>
      <text:p text:style-name="Preformatted_20_Text">
<text:span text:style-name="DataTypeTok">bool</text:span><text:span text:style-name="NormalTok"><text:s text:c="1"/>tempConvert</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What's the current temperature outside?: "</text:span><text:span text:style-name="OperatorTok">);</text:span>
</text:p>
      <text:p text:style-name="Preformatted_20_Text">
<text:span text:style-name="NormalTok"><text:s text:c="4"/></text:span><text:span text:style-name="DataTypeTok">string</text:span><text:span text:style-name="NormalTok"><text:s text:c="1"/>strTemp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NormalTok"><text:s text:c="4"/>tempConvert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strTemp</text:span><text:span text:style-name="OperatorTok">,</text:span><text:span text:style-name="NormalTok"><text:s text:c="1"/></text:span><text:span text:style-name="KeywordTok">out</text:span><text:span text:style-name="NormalTok"><text:s text:c="1"/>temp</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tempConvert </text:span><text:span text:style-name="OperatorTok">==</text:span><text:span text:style-name="NormalTok"><text:s text:c="1"/></text:span><text:span text:style-name="KeywordTok">fals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at's not a temperature, that's a word."</text:span><text:span text:style-name="OperatorTok">);</text:span>
</text:p>
      <text:p text:style-name="Preformatted_20_Text">
<text:span text:style-name="NormalTok"><text:s text:c="4"/></text:span><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OperatorTok">-</text:span><text:span text:style-name="DecValTok">20</text:span><text:span text:style-name="NormalTok"><text:s text:c="1"/></text:span><text:span text:style-name="OperatorTok">||</text:span><text:span text:style-name="NormalTok"><text:s text:c="1"/>temp </text:span><text:span text:style-name="OperatorTok">&gt;=</text:span><text:span text:style-name="NormalTok"><text:s text:c="1"/></text:span><text:span text:style-name="DecValTok">120</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at's not possible. Be serious."</text:span><text:span text:style-name="OperatorTok">);</text:span>
</text:p>
      <text:p text:style-name="Preformatted_20_Text">
<text:span text:style-name="OperatorTok">}</text:span><text:span text:style-name="NormalTok"><text:s text:c="1"/></text:span><text:span text:style-name="KeywordTok">while</text:span><text:span text:style-name="NormalTok"><text:s text:c="1"/></text:span><text:span text:style-name="OperatorTok">(</text:span><text:span text:style-name="NormalTok">temp </text:span><text:span text:style-name="OperatorTok">&lt;=</text:span><text:span text:style-name="NormalTok"><text:s text:c="1"/></text:span><text:span text:style-name="OperatorTok">-</text:span><text:span text:style-name="DecValTok">20</text:span><text:span text:style-name="NormalTok"><text:s text:c="1"/></text:span><text:span text:style-name="OperatorTok">||</text:span><text:span text:style-name="NormalTok"><text:s text:c="1"/>temp </text:span><text:span text:style-name="OperatorTok">&gt;=</text:span><text:span text:style-name="NormalTok"><text:s text:c="1"/></text:span><text:span text:style-name="DecValTok">120</text:span><text:span text:style-name="NormalTok"><text:s text:c="1"/></text:span><text:span text:style-name="OperatorTok">||</text:span><text:span text:style-name="NormalTok"><text:s text:c="1"/>tempConvert </text:span><text:span text:style-name="OperatorTok">==</text:span><text:span text:style-name="NormalTok"><text:s text:c="1"/></text:span><text:span text:style-name="KeywordTok">false</text:span><text:span text:style-name="OperatorTok">);</text:span>
</text:p>
      <text:p text:style-name="Preformatted_20_Text">
</text:p>
      <text:p text:style-name="Preformatted_20_Text">
<text:span text:style-name="DataTypeTok">string</text:span><text:span text:style-name="NormalTok"><text:s text:c="1"/>description</text:span><text:span text:style-name="OperatorTok">;</text:span>
</text:p>
      <text:p text:style-name="Preformatted_20_Text">
</text:p>
      <text:p text:style-name="Preformatted_20_Text">
<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DecValTok">40</text:span><text:span text:style-name="OperatorTok">)</text:span><text:span text:style-name="NormalTok"><text:s text:c="1"/></text:span><text:span text:style-name="OperatorTok">{</text:span><text:span text:style-name="NormalTok">description </text:span><text:span text:style-name="OperatorTok">=</text:span><text:span text:style-name="NormalTok"><text:s text:c="1"/></text:span><text:span text:style-name="StringTok">"cold"</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DecValTok">70</text:span><text:span text:style-name="OperatorTok">){</text:span><text:span text:style-name="NormalTok">description </text:span><text:span text:style-name="OperatorTok">=</text:span><text:span text:style-name="NormalTok"><text:s text:c="1"/></text:span><text:span text:style-name="StringTok">"mild"</text:span><text:span text:style-name="OperatorTok">;}</text:span><text:span text:style-name="NormalTok"><text:s text:c="1"/></text:span><text:span text:style-name="CommentTok">// Note that we know that temp &gt;= 40 holds at this point. </text:span>
</text:p>
      <text:p text:style-name="Preformatted_20_Text">
<text:span text:style-name="KeywordTok">else</text:span><text:span text:style-name="NormalTok"><text:s text:c="1"/></text:span><text:span text:style-name="OperatorTok">{</text:span><text:span text:style-name="NormalTok">description </text:span><text:span text:style-name="OperatorTok">=</text:span><text:span text:style-name="NormalTok"><text:s text:c="1"/></text:span><text:span text:style-name="StringTok">"warm"</text:span><text:span text:style-name="OperatorTok">;}</text:span><text:span text:style-name="NormalTok"><text:s text:c="1"/></text:span><text:span text:style-name="CommentTok">// Note that we know that temp &gt; 70 holds at this point.</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Wow, it's {description} outside today..."</text:span><text:span text:style-name="OperatorTok">);</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1Z</meta:creation-date>
    <dc:date>2024-05-22T17:31:01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